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A933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 fo:color="#00A933" fo:font-size="15pt" style:font-size-asian="15pt" style:font-size-complex="15pt"/>
    </style:style>
    <style:style style:name="P3" style:parent-style-name="Standard" style:family="paragraph">
      <style:text-properties fo:font-weight="bold" style:font-weight-asian="bold" style:font-weight-complex="bold" fo:color="#00A933" fo:font-size="15pt" style:font-size-asian="15pt" style:font-size-complex="15pt"/>
    </style:style>
    <style:style style:name="T4" style:parent-style-name="Absatz-Standardschriftart" style:family="text">
      <style:text-properties fo:font-size="15pt" style:font-size-asian="15pt" style:font-size-complex="15pt"/>
    </style:style>
    <style:style style:name="T5" style:parent-style-name="Absatz-Standardschriftar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Absatz-Standardschriftart" style:family="text">
      <style:text-properties fo:font-weight="bold" style:font-weight-asian="bold" style:font-weight-complex="bold" fo:color="#FF3838" fo:font-size="15pt" style:font-size-asian="15pt" style:font-size-complex="15pt"/>
    </style:style>
    <style:style style:name="T7" style:parent-style-name="Absatz-Standardschriftart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Absatz-Standardschriftart" style:family="text">
      <style:text-properties fo:font-size="15pt" style:font-size-asian="15pt" style:font-size-complex="15pt"/>
    </style:style>
    <style:style style:name="T9" style:parent-style-name="Absatz-Standardschriftart" style:family="text">
      <style:text-properties fo:font-size="15pt" style:font-size-asian="15pt" style:font-size-complex="15pt"/>
    </style:style>
    <style:style style:name="T10" style:parent-style-name="Absatz-Standardschriftart" style:family="text">
      <style:text-properties fo:font-weight="bold" style:font-weight-asian="bold" style:font-weight-complex="bold" fo:color="#FF3838" fo:font-size="15pt" style:font-size-asian="15pt" style:font-size-complex="15pt"/>
    </style:style>
    <style:style style:name="T11" style:parent-style-name="Absatz-Standardschriftart" style:family="text">
      <style:text-properties fo:font-size="15pt" style:font-size-asian="15pt" style:font-size-complex="15pt"/>
    </style:style>
    <style:style style:name="T12" style:parent-style-name="Absatz-Standardschriftart" style:family="text">
      <style:text-properties fo:font-size="15pt" style:font-size-asian="15pt" style:font-size-complex="15pt"/>
    </style:style>
    <style:style style:name="T13" style:parent-style-name="Absatz-Standardschriftart" style:family="text">
      <style:text-properties fo:font-weight="bold" style:font-weight-asian="bold" style:font-weight-complex="bold" fo:color="#FF3838" fo:font-size="15pt" style:font-size-asian="15pt" style:font-size-complex="15pt"/>
    </style:style>
    <style:style style:name="T14" style:parent-style-name="Absatz-Standardschriftart" style:family="text">
      <style:text-properties fo:font-size="15pt" style:font-size-asian="15pt" style:font-size-complex="15pt"/>
    </style:style>
    <style:style style:name="T15" style:parent-style-name="Absatz-Standardschriftart" style:family="text">
      <style:text-properties fo:font-size="15pt" style:font-size-asian="15pt" style:font-size-complex="15pt"/>
    </style:style>
    <style:style style:name="T16" style:parent-style-name="Absatz-Standardschriftart" style:family="text">
      <style:text-properties fo:font-weight="bold" style:font-weight-asian="bold" style:font-weight-complex="bold" fo:color="#FF3838" fo:font-size="15pt" style:font-size-asian="15pt" style:font-size-complex="15pt"/>
    </style:style>
    <style:style style:name="T17" style:parent-style-name="Absatz-Standardschriftart" style:family="text">
      <style:text-properties fo:font-size="15pt" style:font-size-asian="15pt" style:font-size-complex="15pt"/>
    </style:style>
    <style:style style:name="T18" style:parent-style-name="Absatz-Standardschriftart" style:family="text">
      <style:text-properties fo:font-size="15pt" style:font-size-asian="15pt" style:font-size-complex="15pt"/>
    </style:style>
    <style:style style:name="T19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20" style:parent-style-name="Absatz-Standardschriftart" style:family="text">
      <style:text-properties fo:font-size="15pt" style:font-size-asian="15pt" style:font-size-complex="15pt"/>
    </style:style>
    <style:style style:name="T21" style:parent-style-name="Absatz-Standardschriftart" style:family="text">
      <style:text-properties fo:font-size="15pt" style:font-size-asian="15pt" style:font-size-complex="15pt"/>
    </style:style>
    <style:style style:name="T22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23" style:parent-style-name="Absatz-Standardschriftart" style:family="text">
      <style:text-properties fo:font-size="15pt" style:font-size-asian="15pt" style:font-size-complex="15pt"/>
    </style:style>
    <style:style style:name="T24" style:parent-style-name="Absatz-Standardschriftart" style:family="text">
      <style:text-properties fo:font-size="15pt" style:font-size-asian="15pt" style:font-size-complex="15pt"/>
    </style:style>
    <style:style style:name="T25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26" style:parent-style-name="Absatz-Standardschriftart" style:family="text">
      <style:text-properties fo:font-size="15pt" style:font-size-asian="15pt" style:font-size-complex="15pt"/>
    </style:style>
    <style:style style:name="T27" style:parent-style-name="Absatz-Standardschriftart" style:family="text">
      <style:text-properties fo:font-size="15pt" style:font-size-asian="15pt" style:font-size-complex="15pt"/>
    </style:style>
    <style:style style:name="T28" style:parent-style-name="Absatz-Standardschriftart" style:family="text">
      <style:text-properties fo:font-size="15pt" style:font-size-asian="15pt" style:font-size-complex="15pt"/>
    </style:style>
    <style:style style:name="T29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30" style:parent-style-name="Absatz-Standardschriftart" style:family="text">
      <style:text-properties fo:color="#111111" fo:font-size="15pt" style:font-size-asian="15pt" style:font-size-complex="15pt"/>
    </style:style>
    <style:style style:name="T31" style:parent-style-name="Absatz-Standardschriftart" style:family="text">
      <style:text-properties fo:font-weight="bold" style:font-weight-asian="bold" style:font-weight-complex="bold" fo:color="#00A933" fo:font-size="15pt" style:font-size-asian="15pt" style:font-size-complex="15pt"/>
    </style:style>
    <style:style style:name="P32" style:parent-style-name="Standard" style:family="paragraph">
      <style:text-properties fo:font-weight="bold" style:font-weight-asian="bold" style:font-weight-complex="bold" fo:color="#00A933" fo:font-size="15pt" style:font-size-asian="15pt" style:font-size-complex="15pt"/>
    </style:style>
    <style:style style:name="P33" style:parent-style-name="Standard" style:family="paragraph">
      <style:text-properties fo:font-weight="bold" style:font-weight-asian="bold" style:font-weight-complex="bold" fo:color="#00A933" fo:font-size="15pt" style:font-size-asian="15pt" style:font-size-complex="15pt"/>
    </style:style>
    <style:style style:name="T34" style:parent-style-name="Absatz-Standardschriftart" style:family="text">
      <style:text-properties fo:font-size="15pt" style:font-size-asian="15pt" style:font-size-complex="15pt"/>
    </style:style>
    <style:style style:name="T35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36" style:parent-style-name="Absatz-Standardschriftart" style:family="text">
      <style:text-properties fo:font-size="15pt" style:font-size-asian="15pt" style:font-size-complex="15pt"/>
    </style:style>
    <style:style style:name="T37" style:parent-style-name="Absatz-Standardschriftart" style:family="text">
      <style:text-properties fo:font-size="15pt" style:font-size-asian="15pt" style:font-size-complex="15pt"/>
    </style:style>
    <style:style style:name="T38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39" style:parent-style-name="Absatz-Standardschriftart" style:family="text">
      <style:text-properties fo:font-size="15pt" style:font-size-asian="15pt" style:font-size-complex="15pt"/>
    </style:style>
    <style:style style:name="T40" style:parent-style-name="Absatz-Standardschriftart" style:family="text">
      <style:text-properties fo:font-size="15pt" style:font-size-asian="15pt" style:font-size-complex="15pt"/>
    </style:style>
    <style:style style:name="T41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42" style:parent-style-name="Absatz-Standardschriftart" style:family="text">
      <style:text-properties fo:font-size="15pt" style:font-size-asian="15pt" style:font-size-complex="15pt"/>
    </style:style>
    <style:style style:name="T43" style:parent-style-name="Absatz-Standardschriftart" style:family="text">
      <style:text-properties fo:font-size="15pt" style:font-size-asian="15pt" style:font-size-complex="15pt"/>
    </style:style>
    <style:style style:name="T44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45" style:parent-style-name="Absatz-Standardschriftart" style:family="text">
      <style:text-properties fo:font-size="15pt" style:font-size-asian="15pt" style:font-size-complex="15pt"/>
    </style:style>
    <style:style style:name="T46" style:parent-style-name="Absatz-Standardschriftart" style:family="text">
      <style:text-properties fo:font-size="15pt" style:font-size-asian="15pt" style:font-size-complex="15pt"/>
    </style:style>
    <style:style style:name="T47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48" style:parent-style-name="Absatz-Standardschriftart" style:family="text">
      <style:text-properties fo:font-size="15pt" style:font-size-asian="15pt" style:font-size-complex="15pt"/>
    </style:style>
    <style:style style:name="T49" style:parent-style-name="Absatz-Standardschriftart" style:family="text">
      <style:text-properties fo:font-size="15pt" style:font-size-asian="15pt" style:font-size-complex="15pt"/>
    </style:style>
    <style:style style:name="T50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51" style:parent-style-name="Absatz-Standardschriftart" style:family="text">
      <style:text-properties fo:font-size="15pt" style:font-size-asian="15pt" style:font-size-complex="15pt"/>
    </style:style>
    <style:style style:name="T52" style:parent-style-name="Absatz-Standardschriftart" style:family="text">
      <style:text-properties fo:font-size="15pt" style:font-size-asian="15pt" style:font-size-complex="15pt"/>
    </style:style>
    <style:style style:name="T53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54" style:parent-style-name="Absatz-Standardschriftart" style:family="text">
      <style:text-properties fo:font-size="15pt" style:font-size-asian="15pt" style:font-size-complex="15pt"/>
    </style:style>
    <style:style style:name="T55" style:parent-style-name="Absatz-Standardschriftart" style:family="text">
      <style:text-properties fo:font-size="15pt" style:font-size-asian="15pt" style:font-size-complex="15pt"/>
    </style:style>
    <style:style style:name="T56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57" style:parent-style-name="Absatz-Standardschriftart" style:family="text">
      <style:text-properties fo:font-size="15pt" style:font-size-asian="15pt" style:font-size-complex="15pt"/>
    </style:style>
    <style:style style:name="T58" style:parent-style-name="Absatz-Standardschriftart" style:family="text">
      <style:text-properties fo:font-size="15pt" style:font-size-asian="15pt" style:font-size-complex="15pt"/>
    </style:style>
    <style:style style:name="T59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60" style:parent-style-name="Absatz-Standardschriftart" style:family="text">
      <style:text-properties fo:font-size="15pt" style:font-size-asian="15pt" style:font-size-complex="15pt"/>
    </style:style>
    <style:style style:name="T61" style:parent-style-name="Absatz-Standardschriftart" style:family="text">
      <style:text-properties fo:font-size="15pt" style:font-size-asian="15pt" style:font-size-complex="15pt"/>
    </style:style>
    <style:style style:name="T62" style:parent-style-name="Absatz-Standardschriftart" style:family="text">
      <style:text-properties fo:color="#FF4000" fo:font-size="15pt" style:font-size-asian="15pt" style:font-size-complex="15pt"/>
    </style:style>
    <style:style style:name="T63" style:parent-style-name="Absatz-Standardschriftart" style:family="text">
      <style:text-properties fo:font-size="15pt" style:font-size-asian="15pt" style:font-size-complex="15pt"/>
    </style:style>
    <style:style style:name="T64" style:parent-style-name="Absatz-Standardschriftart" style:family="text">
      <style:text-properties fo:font-size="15pt" style:font-size-asian="15pt" style:font-size-complex="15pt"/>
    </style:style>
    <style:style style:name="T65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66" style:parent-style-name="Absatz-Standardschriftart" style:family="text">
      <style:text-properties fo:font-size="15pt" style:font-size-asian="15pt" style:font-size-complex="15pt"/>
    </style:style>
    <style:style style:name="T67" style:parent-style-name="Absatz-Standardschriftart" style:family="text">
      <style:text-properties fo:font-size="15pt" style:font-size-asian="15pt" style:font-size-complex="15pt"/>
    </style:style>
    <style:style style:name="T68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69" style:parent-style-name="Absatz-Standardschriftart" style:family="text">
      <style:text-properties fo:font-size="15pt" style:font-size-asian="15pt" style:font-size-complex="15pt"/>
    </style:style>
    <style:style style:name="P70" style:parent-style-name="Standard" style:family="paragraph">
      <style:text-properties fo:font-size="15pt" style:font-size-asian="15pt" style:font-size-complex="15pt"/>
    </style:style>
    <style:style style:name="P71" style:parent-style-name="Standard" style:family="paragraph">
      <style:text-properties fo:font-size="15pt" style:font-size-asian="15pt" style:font-size-complex="15pt"/>
    </style:style>
    <style:style style:name="T72" style:parent-style-name="Absatz-Standardschriftart" style:family="text">
      <style:text-properties fo:font-size="15pt" style:font-size-asian="15pt" style:font-size-complex="15pt"/>
    </style:style>
    <style:style style:name="T73" style:parent-style-name="Absatz-Standardschriftart" style:family="text">
      <style:text-properties fo:font-size="15pt" style:font-size-asian="15pt" style:font-size-complex="15pt"/>
    </style:style>
    <style:style style:name="T74" style:parent-style-name="Absatz-Standardschriftart" style:family="text">
      <style:text-properties fo:color="#FF4000" fo:font-size="15pt" style:font-size-asian="15pt" style:font-size-complex="15pt"/>
    </style:style>
    <style:style style:name="T75" style:parent-style-name="Absatz-Standardschriftart" style:family="text">
      <style:text-properties fo:font-size="15pt" style:font-size-asian="15pt" style:font-size-complex="15pt"/>
    </style:style>
    <style:style style:name="T76" style:parent-style-name="Absatz-Standardschriftart" style:family="text">
      <style:text-properties fo:font-size="15pt" style:font-size-asian="15pt" style:font-size-complex="15pt"/>
    </style:style>
    <style:style style:name="T77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78" style:parent-style-name="Absatz-Standardschriftart" style:family="text">
      <style:text-properties fo:font-size="15pt" style:font-size-asian="15pt" style:font-size-complex="15pt"/>
    </style:style>
    <style:style style:name="T79" style:parent-style-name="Absatz-Standardschriftart" style:family="text">
      <style:text-properties fo:font-weight="bold" style:font-weight-asian="bold" style:font-weight-complex="bold" fo:color="#00A933" fo:font-size="15pt" style:font-size-asian="15pt" style:font-size-complex="15pt"/>
    </style:style>
    <style:style style:name="P80" style:parent-style-name="Standard" style:family="paragraph">
      <style:text-properties fo:font-size="15pt" style:font-size-asian="15pt" style:font-size-complex="15pt"/>
    </style:style>
    <style:style style:name="T81" style:parent-style-name="Absatz-Standardschriftart" style:family="text">
      <style:text-properties fo:font-size="15pt" style:font-size-asian="15pt" style:font-size-complex="15pt"/>
    </style:style>
    <style:style style:name="T82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83" style:parent-style-name="Absatz-Standardschriftart" style:family="text">
      <style:text-properties fo:color="#FF4000" fo:font-size="15pt" style:font-size-asian="15pt" style:font-size-complex="15pt"/>
    </style:style>
    <style:style style:name="T84" style:parent-style-name="Absatz-Standardschriftart" style:family="text">
      <style:text-properties fo:font-size="15pt" style:font-size-asian="15pt" style:font-size-complex="15pt"/>
    </style:style>
    <style:style style:name="T85" style:parent-style-name="Absatz-Standardschriftart" style:family="text">
      <style:text-properties fo:font-size="15pt" style:font-size-asian="15pt" style:font-size-complex="15pt"/>
    </style:style>
    <style:style style:name="T86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87" style:parent-style-name="Absatz-Standardschriftart" style:family="text">
      <style:text-properties fo:font-size="15pt" style:font-size-asian="15pt" style:font-size-complex="15pt"/>
    </style:style>
    <style:style style:name="T88" style:parent-style-name="Absatz-Standardschriftart" style:family="text">
      <style:text-properties fo:font-size="15pt" style:font-size-asian="15pt" style:font-size-complex="15pt"/>
    </style:style>
    <style:style style:name="T89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90" style:parent-style-name="Absatz-Standardschriftart" style:family="text">
      <style:text-properties fo:color="#111111" fo:font-size="15pt" style:font-size-asian="15pt" style:font-size-complex="15pt"/>
    </style:style>
    <style:style style:name="T91" style:parent-style-name="Absatz-Standardschriftart" style:family="text">
      <style:text-properties fo:color="#111111" fo:font-size="15pt" style:font-size-asian="15pt" style:font-size-complex="15pt"/>
    </style:style>
    <style:style style:name="T92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93" style:parent-style-name="Absatz-Standardschriftart" style:family="text">
      <style:text-properties fo:color="#111111" fo:font-size="15pt" style:font-size-asian="15pt" style:font-size-complex="15pt"/>
    </style:style>
    <style:style style:name="T94" style:parent-style-name="Absatz-Standardschriftart" style:family="text">
      <style:text-properties fo:color="#111111" fo:font-size="15pt" style:font-size-asian="15pt" style:font-size-complex="15pt"/>
    </style:style>
    <style:style style:name="T95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96" style:parent-style-name="Absatz-Standardschriftart" style:family="text">
      <style:text-properties fo:color="#111111" fo:font-size="15pt" style:font-size-asian="15pt" style:font-size-complex="15pt"/>
    </style:style>
    <style:style style:name="T97" style:parent-style-name="Absatz-Standardschriftart" style:family="text">
      <style:text-properties fo:color="#111111" fo:font-size="15pt" style:font-size-asian="15pt" style:font-size-complex="15pt"/>
    </style:style>
    <style:style style:name="T98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99" style:parent-style-name="Absatz-Standardschriftart" style:family="text">
      <style:text-properties fo:color="#1C1C1C" fo:font-size="15pt" style:font-size-asian="15pt" style:font-size-complex="15pt"/>
    </style:style>
    <style:style style:name="T100" style:parent-style-name="Absatz-Standardschriftart" style:family="text">
      <style:text-properties fo:color="#1C1C1C" fo:font-size="15pt" style:font-size-asian="15pt" style:font-size-complex="15pt"/>
    </style:style>
    <style:style style:name="T101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102" style:parent-style-name="Absatz-Standardschriftart" style:family="text">
      <style:text-properties fo:color="#1C1C1C" fo:font-size="15pt" style:font-size-asian="15pt" style:font-size-complex="15pt"/>
    </style:style>
    <style:style style:name="T103" style:parent-style-name="Absatz-Standardschriftart" style:family="text">
      <style:text-properties fo:color="#1C1C1C" fo:font-size="15pt" style:font-size-asian="15pt" style:font-size-complex="15pt"/>
    </style:style>
    <style:style style:name="T104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105" style:parent-style-name="Absatz-Standardschriftart" style:family="text">
      <style:text-properties fo:color="#1C1C1C" fo:font-size="15pt" style:font-size-asian="15pt" style:font-size-complex="15pt"/>
    </style:style>
    <style:style style:name="T106" style:parent-style-name="Absatz-Standardschriftart" style:family="text">
      <style:text-properties fo:font-weight="bold" style:font-weight-asian="bold" style:font-weight-complex="bold" fo:color="#00A933" fo:font-size="15pt" style:font-size-asian="15pt" style:font-size-complex="15pt"/>
    </style:style>
    <style:style style:name="P107" style:parent-style-name="Standard" style:family="paragraph">
      <style:text-properties fo:font-size="15pt" style:font-size-asian="15pt" style:font-size-complex="15pt"/>
    </style:style>
    <style:style style:name="P108" style:parent-style-name="Standard" style:family="paragraph">
      <style:text-properties fo:font-size="15pt" style:font-size-asian="15pt" style:font-size-complex="15pt"/>
    </style:style>
    <style:style style:name="T109" style:parent-style-name="Absatz-Standardschriftart" style:family="text">
      <style:text-properties fo:font-size="15pt" style:font-size-asian="15pt" style:font-size-complex="15pt"/>
    </style:style>
    <style:style style:name="T110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111" style:parent-style-name="Absatz-Standardschriftart" style:family="text">
      <style:text-properties fo:font-size="15pt" style:font-size-asian="15pt" style:font-size-complex="15pt"/>
    </style:style>
    <style:style style:name="T112" style:parent-style-name="Absatz-Standardschriftart" style:family="text">
      <style:text-properties fo:font-size="15pt" style:font-size-asian="15pt" style:font-size-complex="15pt"/>
    </style:style>
    <style:style style:name="T113" style:parent-style-name="Absatz-Standardschriftart" style:family="text">
      <style:text-properties fo:font-weight="bold" style:font-weight-asian="bold" style:font-weight-complex="bold" fo:color="#FF4000" fo:font-size="15pt" style:font-size-asian="15pt" style:font-size-complex="15pt"/>
    </style:style>
    <style:style style:name="T114" style:parent-style-name="Absatz-Standardschriftart" style:family="text">
      <style:text-properties fo:font-size="15pt" style:font-size-asian="15pt" style:font-size-complex="15pt"/>
    </style:style>
    <style:style style:name="T115" style:parent-style-name="Absatz-Standardschriftart" style:family="text">
      <style:text-properties fo:color="#1C1C1C" fo:font-size="15pt" style:font-size-asian="15pt" style:font-size-complex="15pt"/>
    </style:style>
    <style:style style:name="T116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17" style:parent-style-name="Absatz-Standardschriftart" style:family="text">
      <style:text-properties fo:font-size="15pt" style:font-size-asian="15pt" style:font-size-complex="15pt"/>
    </style:style>
    <style:style style:name="T118" style:parent-style-name="Absatz-Standardschriftart" style:family="text">
      <style:text-properties fo:font-size="15pt" style:font-size-asian="15pt" style:font-size-complex="15pt"/>
    </style:style>
    <style:style style:name="T119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20" style:parent-style-name="Absatz-Standardschriftart" style:family="text">
      <style:text-properties fo:color="#111111" fo:font-size="15pt" style:font-size-asian="15pt" style:font-size-complex="15pt"/>
    </style:style>
    <style:style style:name="T121" style:parent-style-name="Absatz-Standardschriftart" style:family="text">
      <style:text-properties fo:color="#111111" fo:font-size="15pt" style:font-size-asian="15pt" style:font-size-complex="15pt"/>
    </style:style>
    <style:style style:name="T122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23" style:parent-style-name="Absatz-Standardschriftart" style:family="text">
      <style:text-properties fo:font-size="15pt" style:font-size-asian="15pt" style:font-size-complex="15pt"/>
    </style:style>
    <style:style style:name="T124" style:parent-style-name="Absatz-Standardschriftart" style:family="text">
      <style:text-properties fo:font-size="15pt" style:font-size-asian="15pt" style:font-size-complex="15pt"/>
    </style:style>
    <style:style style:name="T125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26" style:parent-style-name="Absatz-Standardschriftart" style:family="text">
      <style:text-properties fo:color="#1C1C1C" fo:font-size="15pt" style:font-size-asian="15pt" style:font-size-complex="15pt"/>
    </style:style>
    <style:style style:name="T127" style:parent-style-name="Absatz-Standardschriftart" style:family="text">
      <style:text-properties fo:color="#1C1C1C" fo:font-size="15pt" style:font-size-asian="15pt" style:font-size-complex="15pt"/>
    </style:style>
    <style:style style:name="T128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29" style:parent-style-name="Absatz-Standardschriftart" style:family="text">
      <style:text-properties fo:color="#1C1C1C" fo:font-size="15pt" style:font-size-asian="15pt" style:font-size-complex="15pt"/>
    </style:style>
    <style:style style:name="T130" style:parent-style-name="Absatz-Standardschriftart" style:family="text">
      <style:text-properties fo:color="#333333" fo:font-size="15pt" style:font-size-asian="15pt" style:font-size-complex="15pt"/>
    </style:style>
    <style:style style:name="T131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32" style:parent-style-name="Absatz-Standardschriftart" style:family="text">
      <style:text-properties fo:color="#333333" fo:font-size="15pt" style:font-size-asian="15pt" style:font-size-complex="15pt"/>
    </style:style>
    <style:style style:name="T133" style:parent-style-name="Absatz-Standardschriftart" style:family="text">
      <style:text-properties fo:color="#333333" fo:font-size="15pt" style:font-size-asian="15pt" style:font-size-complex="15pt"/>
    </style:style>
    <style:style style:name="T134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35" style:parent-style-name="Absatz-Standardschriftart" style:family="text">
      <style:text-properties fo:color="#333333" fo:font-size="15pt" style:font-size-asian="15pt" style:font-size-complex="15pt"/>
    </style:style>
    <style:style style:name="T136" style:parent-style-name="Absatz-Standardschriftart" style:family="text">
      <style:text-properties fo:font-weight="bold" style:font-weight-asian="bold" style:font-weight-complex="bold" fo:color="#00A933" fo:font-size="22pt" style:font-size-asian="22pt" style:font-size-complex="22pt"/>
    </style:style>
    <style:style style:name="P137" style:parent-style-name="Standard" style:family="paragraph">
      <style:text-properties fo:color="#1C1C1C" fo:font-size="15pt" style:font-size-asian="15pt" style:font-size-complex="15pt"/>
    </style:style>
    <style:style style:name="P138" style:parent-style-name="Standard" style:family="paragraph">
      <style:text-properties fo:color="#1C1C1C" fo:font-size="15pt" style:font-size-asian="15pt" style:font-size-complex="15pt"/>
    </style:style>
    <style:style style:name="P139" style:parent-style-name="Standard" style:family="paragraph">
      <style:text-properties fo:color="#1C1C1C" fo:font-size="15pt" style:font-size-asian="15pt" style:font-size-complex="15pt"/>
    </style:style>
    <style:style style:name="T140" style:parent-style-name="Absatz-Standardschriftart" style:family="text">
      <style:text-properties fo:color="#1C1C1C" fo:font-size="15pt" style:font-size-asian="15pt" style:font-size-complex="15pt"/>
    </style:style>
    <style:style style:name="P141" style:parent-style-name="PreformattedText" style:family="paragraph">
      <style:text-properties style:font-name="Liberation Sans" fo:font-weight="bold" style:font-weight-asian="bold" style:font-weight-complex="bold" fo:color="#A1467E" fo:font-size="22pt" style:font-size-asian="22pt" style:font-size-complex="22pt" fo:language="en" fo:country="US"/>
    </style:style>
    <style:style style:name="P142" style:parent-style-name="PreformattedText" style:family="paragraph">
      <style:text-properties style:font-name="Liberation Sans" fo:font-weight="bold" style:font-weight-asian="bold" style:font-weight-complex="bold" fo:color="#A1467E" fo:font-size="22pt" style:font-size-asian="22pt" style:font-size-complex="22pt" fo:language="en" fo:country="US"/>
    </style:style>
    <style:style style:name="P143" style:parent-style-name="Standard" style:family="paragraph">
      <style:text-properties fo:color="#1C1C1C" fo:font-size="15pt" style:font-size-asian="15pt" style:font-size-complex="15pt"/>
    </style:style>
    <style:style style:name="P144" style:parent-style-name="Standard" style:family="paragraph">
      <style:text-properties fo:color="#1C1C1C" fo:font-size="15pt" style:font-size-asian="15pt" style:font-size-complex="15pt"/>
    </style:style>
    <style:style style:name="T145" style:parent-style-name="Absatz-Standardschriftart" style:family="text">
      <style:text-properties fo:color="#1C1C1C" fo:font-size="15pt" style:font-size-asian="15pt" style:font-size-complex="15pt"/>
    </style:style>
    <style:style style:name="T146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47" style:parent-style-name="Absatz-Standardschriftart" style:family="text">
      <style:text-properties fo:color="#333333" fo:font-size="15pt" style:font-size-asian="15pt" style:font-size-complex="15pt"/>
    </style:style>
    <style:style style:name="T148" style:parent-style-name="Absatz-Standardschriftart" style:family="text">
      <style:text-properties fo:color="#333333" fo:font-size="15pt" style:font-size-asian="15pt" style:font-size-complex="15pt"/>
    </style:style>
    <style:style style:name="T149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50" style:parent-style-name="Absatz-Standardschriftart" style:family="text">
      <style:text-properties fo:color="#333333" fo:font-size="15pt" style:font-size-asian="15pt" style:font-size-complex="15pt"/>
    </style:style>
    <style:style style:name="T151" style:parent-style-name="Absatz-Standardschriftart" style:family="text">
      <style:text-properties fo:color="#333333" fo:font-size="15pt" style:font-size-asian="15pt" style:font-size-complex="15pt"/>
    </style:style>
    <style:style style:name="T152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53" style:parent-style-name="Absatz-Standardschriftart" style:family="text">
      <style:text-properties fo:color="#333333" fo:font-size="15pt" style:font-size-asian="15pt" style:font-size-complex="15pt"/>
    </style:style>
    <style:style style:name="T154" style:parent-style-name="Absatz-Standardschriftart" style:family="text">
      <style:text-properties fo:color="#1C1C1C" fo:font-size="15pt" style:font-size-asian="15pt" style:font-size-complex="15pt"/>
    </style:style>
    <style:style style:name="T155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56" style:parent-style-name="Absatz-Standardschriftart" style:family="text">
      <style:text-properties fo:color="#333333" fo:font-size="15pt" style:font-size-asian="15pt" style:font-size-complex="15pt"/>
    </style:style>
    <style:style style:name="T157" style:parent-style-name="Absatz-Standardschriftart" style:family="text">
      <style:text-properties fo:color="#333333" fo:font-size="15pt" style:font-size-asian="15pt" style:font-size-complex="15pt"/>
    </style:style>
    <style:style style:name="T158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59" style:parent-style-name="Absatz-Standardschriftart" style:family="text">
      <style:text-properties fo:color="#333333" fo:font-size="15pt" style:font-size-asian="15pt" style:font-size-complex="15pt"/>
    </style:style>
    <style:style style:name="T160" style:parent-style-name="Absatz-Standardschriftart" style:family="text">
      <style:text-properties fo:color="#333333" fo:font-size="15pt" style:font-size-asian="15pt" style:font-size-complex="15pt"/>
    </style:style>
    <style:style style:name="T161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62" style:parent-style-name="Absatz-Standardschriftart" style:family="text">
      <style:text-properties fo:color="#1C1C1C" fo:font-size="15pt" style:font-size-asian="15pt" style:font-size-complex="15pt"/>
    </style:style>
    <style:style style:name="T163" style:parent-style-name="Absatz-Standardschriftart" style:family="text">
      <style:text-properties fo:color="#1C1C1C" fo:font-size="15pt" style:font-size-asian="15pt" style:font-size-complex="15pt"/>
    </style:style>
    <style:style style:name="T164" style:parent-style-name="Absatz-Standardschriftart" style:family="text">
      <style:text-properties fo:color="#1C1C1C" fo:font-size="15pt" style:font-size-asian="15pt" style:font-size-complex="15pt"/>
    </style:style>
    <style:style style:name="T165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66" style:parent-style-name="Absatz-Standardschriftart" style:family="text">
      <style:text-properties fo:color="#333333" fo:font-size="15pt" style:font-size-asian="15pt" style:font-size-complex="15pt"/>
    </style:style>
    <style:style style:name="T167" style:parent-style-name="Absatz-Standardschriftart" style:family="text">
      <style:text-properties fo:color="#333333" fo:font-size="15pt" style:font-size-asian="15pt" style:font-size-complex="15pt"/>
    </style:style>
    <style:style style:name="T168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69" style:parent-style-name="Absatz-Standardschriftart" style:family="text">
      <style:text-properties fo:color="#333333" fo:font-size="15pt" style:font-size-asian="15pt" style:font-size-complex="15pt"/>
    </style:style>
    <style:style style:name="T170" style:parent-style-name="Absatz-Standardschriftart" style:family="text">
      <style:text-properties fo:color="#333333" fo:font-size="15pt" style:font-size-asian="15pt" style:font-size-complex="15pt"/>
    </style:style>
    <style:style style:name="T171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72" style:parent-style-name="Absatz-Standardschriftart" style:family="text">
      <style:text-properties fo:color="#1C1C1C" fo:font-size="15pt" style:font-size-asian="15pt" style:font-size-complex="15pt"/>
    </style:style>
    <style:style style:name="T173" style:parent-style-name="Absatz-Standardschriftart" style:family="text">
      <style:text-properties fo:color="#1C1C1C" fo:font-size="15pt" style:font-size-asian="15pt" style:font-size-complex="15pt"/>
    </style:style>
    <style:style style:name="T174" style:parent-style-name="Absatz-Standardschriftar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175" style:parent-style-name="Absatz-Standardschriftart" style:family="text">
      <style:text-properties fo:color="#333333" fo:font-size="15pt" style:font-size-asian="15pt" style:font-size-complex="15pt"/>
    </style:style>
    <style:style style:name="T176" style:parent-style-name="Absatz-Standardschriftart" style:family="text">
      <style:text-properties fo:font-weight="bold" style:font-weight-asian="bold" style:font-weight-complex="bold" fo:color="#00A933" fo:font-size="15pt" style:font-size-asian="15pt" style:font-size-complex="15pt"/>
    </style:style>
    <style:style style:name="T177" style:parent-style-name="Absatz-Standardschriftart" style:family="text">
      <style:text-properties fo:font-weight="bold" style:font-weight-asian="bold" style:font-weight-complex="bold" fo:color="#00A933" fo:font-size="15pt" style:font-size-asian="15pt" style:font-size-complex="15pt"/>
    </style:style>
    <style:style style:name="T178" style:parent-style-name="Absatz-Standardschriftart" style:family="text">
      <style:text-properties fo:font-weight="bold" style:font-weight-asian="bold" style:font-weight-complex="bold" fo:color="#00A933" fo:font-size="26pt" style:font-size-asian="26pt" style:font-size-complex="26pt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SUMMARY FV <text:s text:c="14"/>8 000 EU</text:p>
      <text:p text:style-name="P2"/>
      <text:p text:style-name="P3"/>
      <text:p text:style-name="Standard"><text:span text:style-name="T4">OPEL <text:s/></text:span><text:span text:style-name="T5"><text:s text:c="12"/></text:span><text:span text:style-name="T6">100 <text:s/>EU</text:span><text:span text:style-name="T7"><text:s text:c="5"/></text:span><text:span text:style-name="T8"><text:s/>82775 <text:s/></text:span></text:p>
      <text:p text:style-name="Standard"><text:span text:style-name="T9">Chevrolet <text:s text:c="7"/></text:span><text:span text:style-name="T10">200 <text:s/>EU</text:span><text:span text:style-name="T11"><text:s text:c="6"/>12560</text:span></text:p>
      <text:p text:style-name="Standard"><text:span text:style-name="T12">Chevrolet <text:s text:c="7"/></text:span><text:span text:style-name="T13">350 <text:s/>EU</text:span><text:span text:style-name="T14"><text:s text:c="6"/>53066</text:span></text:p>
      <text:p text:style-name="Standard"><text:span text:style-name="T15">Citroen <text:s text:c="11"/></text:span><text:span text:style-name="T16">150 EU <text:s text:c="6"/></text:span><text:span text:style-name="T17">50742</text:span></text:p>
      <text:p text:style-name="Standard"><text:span text:style-name="T18">VW <text:s text:c="16"/></text:span><text:span text:style-name="T19"><text:s/>200 EU <text:s text:c="5"/></text:span><text:span text:style-name="T20"><text:s/>65665</text:span></text:p>
      <text:p text:style-name="Standard"><text:span text:style-name="T21">Jeep <text:s text:c="15"/></text:span><text:span text:style-name="T22"><text:s/>550 <text:s/>EU <text:s text:c="5"/></text:span><text:span text:style-name="T23">64021</text:span></text:p>
      <text:p text:style-name="Standard"><text:span text:style-name="T24">Mercedes <text:s text:c="7"/></text:span><text:span text:style-name="T25"><text:s/>800 <text:s/>EU <text:s text:c="3"/></text:span><text:span text:style-name="T26"><text:s text:c="2"/>36230</text:span></text:p>
      <text:p text:style-name="Standard"><text:span text:style-name="T27">BMW <text:s text:c="13"/></text:span><text:span text:style-name="T28"><text:s/></text:span><text:span text:style-name="T29">550 <text:s/>EU <text:s text:c="4"/></text:span><text:span text:style-name="T30">70872 <text:s text:c="4"/></text:span><text:span text:style-name="T31"><text:s text:c="2"/>2900 eu</text:span></text:p>
      <text:p text:style-name="P32"/>
      <text:p text:style-name="P33"/>
      <text:p text:style-name="Standard"><text:span text:style-name="T34">Opel <text:s text:c="15"/></text:span><text:span text:style-name="T35"><text:s/>250 <text:s/>EU<text:s/></text:span><text:span text:style-name="T36"><text:s text:c="5"/>73256</text:span></text:p>
      <text:p text:style-name="Standard"><text:span text:style-name="T37">Land Rover <text:s text:c="5"/></text:span><text:span text:style-name="T38">100 <text:s/>EU <text:s text:c="5"/></text:span><text:span text:style-name="T39">18541</text:span></text:p>
      <text:p text:style-name="Standard"><text:span text:style-name="T40">Audi <text:s text:c="16"/></text:span><text:span text:style-name="T41">200 <text:s/>EU <text:s text:c="5"/></text:span><text:span text:style-name="T42">93299</text:span></text:p>
      <text:p text:style-name="Standard"><text:span text:style-name="T43">Jaguar <text:s text:c="14"/></text:span><text:span text:style-name="T44">200 <text:s/>EU</text:span><text:span text:style-name="T45"><text:s text:c="6"/>61376</text:span></text:p>
      <text:p text:style-name="Standard"><text:span text:style-name="T46">Peugeot <text:s text:c="11"/></text:span><text:span text:style-name="T47">300 <text:s/>EU <text:s text:c="5"/></text:span><text:span text:style-name="T48">38096</text:span></text:p>
      <text:p text:style-name="Standard"><text:span text:style-name="T49">Nissan <text:s text:c="13"/></text:span><text:span text:style-name="T50">150 <text:s/>EU</text:span><text:span text:style-name="T51"><text:s text:c="6"/>28873</text:span></text:p>
      <text:p text:style-name="Standard"><text:span text:style-name="T52">Fiat <text:s text:c="18"/></text:span><text:span text:style-name="T53">150 <text:s/>EU</text:span><text:span text:style-name="T54"><text:s text:c="6"/>50213</text:span></text:p>
      <text:p text:style-name="Standard"><text:span text:style-name="T55">Skoda <text:s text:c="14"/></text:span><text:span text:style-name="T56">150 <text:s/>EU</text:span><text:span text:style-name="T57"><text:s text:c="6"/>31087</text:span></text:p>
      <text:p text:style-name="Standard"><text:span text:style-name="T58">Mercedes <text:s text:c="9"/></text:span><text:span text:style-name="T59">200 <text:s/>EU</text:span><text:span text:style-name="T60"><text:s text:c="6"/>27412</text:span></text:p>
      <text:p text:style-name="Standard"><text:span text:style-name="T61">Skoda <text:s text:c="17"/></text:span><text:span text:style-name="T62"><text:s/>0 <text:s/>EU</text:span><text:span text:style-name="T63"><text:s text:c="7"/>45494</text:span></text:p>
      <text:p text:style-name="Standard"><text:span text:style-name="T64">Jeep <text:s text:c="15"/></text:span><text:span text:style-name="T65"><text:s text:c="2"/>100 <text:s/>EU <text:s text:c="4"/></text:span><text:span text:style-name="T66"><text:s text:c="2"/>69648</text:span></text:p>
      <text:p text:style-name="Standard"><text:span text:style-name="T67">Honda <text:s text:c="13"/></text:span><text:span text:style-name="T68">100 <text:s/>EU <text:s text:c="5"/></text:span><text:span text:style-name="T69"><text:s/>51140</text:span></text:p>
      <text:p text:style-name="P70"/>
      <text:p text:style-name="P71"/>
      <text:p text:style-name="Standard"><text:span text:style-name="T72">C</text:span><text:span text:style-name="T73">hevrolet <text:s text:c="12"/></text:span><text:span text:style-name="T74">0 <text:s/>EU <text:s text:c="5"/></text:span><text:span text:style-name="T75"><text:s/>17063</text:span></text:p>
      <text:p text:style-name="Standard"><text:span text:style-name="T76">Dodge <text:s text:c="13"/></text:span><text:span text:style-name="T77">200 <text:s/>EU <text:s text:c="6"/></text:span><text:span text:style-name="T78">45027 <text:s text:c="7"/></text:span><text:span text:style-name="T79"><text:s/>5000 <text:s/>eu</text:span></text:p>
      <text:p text:style-name="P80"/>
      <text:p text:style-name="Standard"><text:span text:style-name="T81">Mazda <text:s text:c="13"/></text:span><text:span text:style-name="T82">350 <text:s/>EU</text:span><text:span text:style-name="T83"><text:s text:c="5"/></text:span><text:span text:style-name="T84"><text:s/>66305</text:span></text:p>
      <text:p text:style-name="Standard"><text:span text:style-name="T85">Kia <text:s text:c="18"/></text:span><text:span text:style-name="T86">100 <text:s/>EU <text:s text:c="5"/></text:span><text:span text:style-name="T87">66875</text:span></text:p>
      <text:p text:style-name="Standard"><text:span text:style-name="T88">Ford <text:s text:c="16"/></text:span><text:span text:style-name="T89">150 <text:s/>EU <text:s text:c="5"/></text:span><text:span text:style-name="T90">26433</text:span></text:p>
      <text:p text:style-name="Standard"><text:span text:style-name="T91">Fiat <text:s text:c="17"/></text:span><text:span text:style-name="T92">200 <text:s/>EU <text:s text:c="6"/></text:span><text:span text:style-name="T93">35305</text:span></text:p>
      <text:p text:style-name="Standard"><text:span text:style-name="T94">Ford <text:s text:c="16"/></text:span><text:span text:style-name="T95">200 <text:s/>EU <text:s text:c="5"/></text:span><text:span text:style-name="T96"><text:s/>27682</text:span></text:p>
      <text:p text:style-name="Standard"><text:span text:style-name="T97">BMW <text:s text:c="12"/></text:span><text:span text:style-name="T98"><text:s/>150 <text:s/>EU <text:s text:c="6"/></text:span><text:span text:style-name="T99">47182</text:span></text:p>
      <text:p text:style-name="Standard"><text:span text:style-name="T100">Mercedes <text:s text:c="8"/></text:span><text:span text:style-name="T101">200 <text:s/>EU <text:s text:c="6"/></text:span><text:span text:style-name="T102">18136</text:span></text:p>
      <text:p text:style-name="Standard"><text:span text:style-name="T103">Chevrolet <text:s text:c="8"/></text:span><text:span text:style-name="T104">200 <text:s/>EU <text:s text:c="5"/></text:span><text:span text:style-name="T105"><text:s/>20099 <text:s text:c="6"/></text:span><text:span text:style-name="T106"><text:s/>6550 <text:s/>eu</text:span></text:p>
      <text:p text:style-name="P107"/>
      <text:p text:style-name="P108"/>
      <text:p text:style-name="Standard"><text:span text:style-name="T109">Mercedes <text:s text:c="7"/></text:span><text:span text:style-name="T110">150 <text:s/>EU</text:span><text:span text:style-name="T111"><text:s text:c="8"/>66826</text:span></text:p>
      <text:p text:style-name="Standard"><text:span text:style-name="T112">Hyundai <text:s text:c="7"/></text:span><text:span text:style-name="T113"><text:s text:c="3"/>0 <text:s text:c="4"/>EU <text:s text:c="7"/></text:span><text:span text:style-name="T114">35717</text:span></text:p>
      <text:soft-page-break/>
      <text:p text:style-name="Standard"><text:span text:style-name="T115">Nissan <text:s text:c="10"/></text:span><text:span text:style-name="T116"><text:s text:c="2"/>300 <text:s/>EU <text:s text:c="7"/></text:span><text:span text:style-name="T117">42542</text:span></text:p>
      <text:p text:style-name="Standard"><text:span text:style-name="T118">Audi <text:s text:c="13"/></text:span><text:span text:style-name="T119"><text:s text:c="5"/>0 <text:s text:c="2"/>EU <text:s text:c="7"/></text:span><text:span text:style-name="T120">72353</text:span></text:p>
      <text:p text:style-name="Standard"><text:span text:style-name="T121">JEEP <text:s text:c="14"/></text:span><text:span text:style-name="T122"><text:s/>300 <text:s text:c="2"/>EU <text:s text:c="5"/></text:span><text:span text:style-name="T123">38415</text:span></text:p>
      <text:p text:style-name="Standard"><text:span text:style-name="T124">VW <text:s text:c="17"/></text:span><text:span text:style-name="T125">150 <text:s text:c="2"/>EU <text:s text:c="5"/></text:span><text:span text:style-name="T126">68680</text:span></text:p>
      <text:p text:style-name="Standard"><text:span text:style-name="T127">Chevrolet <text:s text:c="8"/></text:span><text:span text:style-name="T128">250 <text:s text:c="2"/>EU <text:s text:c="5"/></text:span><text:span text:style-name="T129">23490 <text:s text:c="8"/></text:span></text:p>
      <text:p text:style-name="Standard"><text:span text:style-name="T130">Peugeot <text:s text:c="10"/></text:span><text:span text:style-name="T131"><text:s/>150 <text:s text:c="2"/>EU <text:s text:c="4"/></text:span><text:span text:style-name="T132"><text:s/>19324</text:span></text:p>
      <text:p text:style-name="Standard"><text:span text:style-name="T133">Audi <text:s text:c="14"/></text:span><text:span text:style-name="T134"><text:s text:c="2"/>150 <text:s text:c="2"/>EU <text:s text:c="5"/></text:span><text:span text:style-name="T135">98159 <text:s text:c="9"/></text:span><text:span text:style-name="T136">8000 <text:s/>eu</text:span></text:p>
      <text:p text:style-name="P137"/>
      <text:p text:style-name="P138">------------------------------------------------------------------------------------------</text:p>
      <text:p text:style-name="P139"/>
      <text:p text:style-name="Standard"><text:span text:style-name="T140"><draw:custom-shape svg:x="0.14646in" svg:y="0.04646in" svg:width="0.58333in" svg:height="0.74167in" draw:z-index="251658240" draw:id="id0" draw:style-name="a0" draw:name="Kształt 1" text:anchor-type="paragraph"><svg:title/><svg:desc/><text:p text:style-name="Standard"/><draw:enhanced-geometry draw:type="non-primitive" svg:viewBox="0 0 21600 21600" draw:enhanced-path="M ?f11 ?f8 L ?f11 ?f12 ?f8 ?f12 ?f10 ?f9 ?f9 ?f12 ?f13 ?f12 ?f13 ?f8 Z N" draw:text-areas="?f11 ?f21 ?f13 ?f18" draw:modifiers="162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21600 - ?f12"/><draw:equation draw:name="f16" draw:formula="?f15 * ?f11"/><draw:equation draw:name="f17" draw:formula="?f16 / 10800"/><draw:equation draw:name="f18" draw:formula="?f12 + ?f17"/><draw:equation draw:name="f19" draw:formula="$1 / ?f6"/><draw:equation draw:name="f20" draw:formula="$0 / ?f7"/><draw:equation draw:name="f21" draw:formula="?f14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41"><text:s text:c="10"/>New and unsettled Invoices <text:s/>:</text:p>
      <text:p text:style-name="P142"/>
      <text:p text:style-name="P143"/>
      <text:p text:style-name="P144"/>
      <text:p text:style-name="Standard"><text:span text:style-name="T145">BMW <text:s text:c="14"/></text:span><text:span text:style-name="T146">350 <text:s text:c="2"/>EU <text:s text:c="5"/></text:span><text:span text:style-name="T147">20446</text:span></text:p>
      <text:p text:style-name="Standard"><text:span text:style-name="T148">Peugeot <text:s text:c="11"/></text:span><text:span text:style-name="T149">200 <text:s text:c="2"/>EU <text:s text:c="2"/></text:span><text:span text:style-name="T150"><text:s text:c="3"/>22554</text:span></text:p>
      <text:p text:style-name="Standard"><text:span text:style-name="T151">Ford <text:s text:c="16"/></text:span><text:span text:style-name="T152"><text:s/>200 <text:s/>EU <text:s text:c="5"/></text:span><text:span text:style-name="T153">83754</text:span></text:p>
      <text:p text:style-name="Standard"><text:span text:style-name="T154">Chevrolet <text:s text:c="9"/></text:span><text:span text:style-name="T155">0 <text:s text:c="5"/>EU <text:s text:c="5"/></text:span><text:span text:style-name="T156">60939</text:span></text:p>
      <text:p text:style-name="Standard"><text:span text:style-name="T157">Suzuki <text:s text:c="14"/></text:span><text:span text:style-name="T158">150 <text:s/>EU <text:s text:c="5"/></text:span><text:span text:style-name="T159">80083</text:span></text:p>
      <text:p text:style-name="Standard"><text:span text:style-name="T160">Ford <text:s text:c="17"/></text:span><text:span text:style-name="T161">400 <text:s text:c="2"/>EU <text:s text:c="4"/></text:span><text:span text:style-name="T162"><text:s/>48269</text:span></text:p>
      <text:p text:style-name="Standard"><text:span text:style-name="T163">Mini <text:s text:c="11"/></text:span><text:span text:style-name="T164"><text:s text:c="6"/></text:span><text:span text:style-name="T165">250 <text:s text:c="2"/>EU <text:s text:c="5"/></text:span><text:span text:style-name="T166">77259</text:span></text:p>
      <text:p text:style-name="Standard"><text:span text:style-name="T167">BMW <text:s text:c="16"/></text:span><text:span text:style-name="T168">0 <text:s text:c="5"/>EU <text:s text:c="4"/></text:span><text:span text:style-name="T169"><text:s/>66273</text:span></text:p>
      <text:p text:style-name="Standard"><text:span text:style-name="T170">VW <text:s text:c="18"/></text:span><text:span text:style-name="T171">300 <text:s text:c="2"/>EU <text:s text:c="5"/></text:span><text:span text:style-name="T172">16188</text:span></text:p>
      <text:p text:style-name="Standard"><text:span text:style-name="T173">BMW <text:s text:c="14"/></text:span><text:span text:style-name="T174">150 <text:s text:c="3"/>EU <text:s text:c="5"/></text:span><text:span text:style-name="T175">52123 <text:s text:c="10"/></text:span><text:span text:style-name="T176"><text:s/></text:span></text:p>
      <text:p text:style-name="Standard"><text:span text:style-name="T177">Opel <text:s text:c="16"/>300 <text:s text:c="3"/>EU <text:s text:c="5"/>38689 <text:s text:c="24"/></text:span><text:span text:style-name="T178">2300 <text:s text:c="2"/>E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AZI</meta:initial-creator>
    <dc:creator>VM1</dc:creator>
    <meta:creation-date>2023-07-22T16:37:00Z</meta:creation-date>
    <dc:date>2023-07-22T16:37:00Z</dc:date>
    <meta:template xlink:href="Normal" xlink:type="simple"/>
    <meta:editing-cycles>2</meta:editing-cycles>
    <meta:editing-duration>PT0S</meta:editing-duration>
    <meta:document-statistic meta:page-count="2" meta:paragraph-count="4" meta:word-count="310" meta:character-count="2266" meta:row-count="16" meta:non-whitespace-character-count="1960"/>
  </office:meta>
</office:document-meta>
</file>